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140000008D83574E5F.eps" manifest:media-type=""/>
  <manifest:file-entry manifest:full-path="Pictures/20000001000004600000012DFC5CC373.svm" manifest:media-type=""/>
  <manifest:file-entry manifest:full-path="Pictures/2000000100000146000000D81E6D9209.svm" manifest:media-type=""/>
  <manifest:file-entry manifest:full-path="Pictures/10000000000000200000002000309F1C.png" manifest:media-type="image/png"/>
  <manifest:file-entry manifest:full-path="Pictures/20000001000000E9000001291826A479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+{} i_s R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976cm" svg:height="2.031cm" svg:x="4.006cm" svg:y="0.501cm">
          <draw:image xlink:href="Pictures/20000002000001140000008D83574E5F.eps" xlink:type="simple" xlink:show="embed" xlink:actuate="onLoad">
            <text:p/>
          </draw:image>
        </draw:frame>
        <draw:frame draw:style-name="gr2" draw:text-style-name="P1" draw:layer="layout" svg:width="0.304cm" svg:height="0.299cm" svg:x="6.712cm" svg:y="0.969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278cm" svg:height="0.355cm" svg:x="3.693cm" svg:y="1.647cm">
          <draw:image xlink:href="Pictures/20000001000000E9000001291826A479.svm" xlink:type="simple" xlink:show="embed" xlink:actuate="onLoad">
            <text:p/>
          </draw:image>
        </draw:frame>
        <draw:frame draw:style-name="gr4" draw:text-style-name="P1" draw:layer="layout" svg:width="0.349cm" svg:height="0.258cm" svg:x="8.011cm" svg:y="1.49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9cm" svg:height="0.258cm" svg:x="5.941cm" svg:y="1.144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36cm" svg:height="0.258cm" svg:x="5.952cm" svg:y="1.563cm">
          <draw:image xlink:href="Pictures/200000010000012D000000D8F4A9CB9C.svm" xlink:type="simple" xlink:show="embed" xlink:actuate="onLoad">
            <text:p/>
          </draw:image>
        </draw:frame>
        <draw:line draw:style-name="gr7" draw:text-style-name="P1" draw:layer="layout" svg:x1="5.733cm" svg:y1="1.201cm" svg:x2="5.733cm" svg:y2="0.771cm">
          <text:p/>
        </draw:line>
        <draw:line draw:style-name="gr7" draw:text-style-name="P1" draw:layer="layout" svg:x1="4.718cm" svg:y1="1.641cm" svg:x2="5.148cm" svg:y2="1.641cm">
          <text:p/>
        </draw:line>
        <draw:line draw:style-name="gr8" draw:text-style-name="P1" draw:layer="layout" svg:x1="4.712cm" svg:y1="1.642cm" svg:x2="4.712cm" svg:y2="2.668cm">
          <text:p/>
        </draw:line>
        <draw:frame draw:style-name="gr2" draw:text-style-name="P1" draw:layer="layout" svg:width="0.304cm" svg:height="0.299cm" svg:x="4.542cm" svg:y="2.723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2" draw:layer="layout" svg:width="1.107cm" svg:height="0.696cm" svg:x="4.574cm" svg:y="2.668cm">
          <draw:text-box>
            <text:p><text:span text:style-name="T1">داخلی</text:span></text:p>
          </draw:text-box>
        </draw:frame>
        <draw:line draw:style-name="gr7" draw:text-style-name="P1" draw:layer="layout" svg:x1="7.616cm" svg:y1="1.823cm" svg:x2="7.186cm" svg:y2="1.823cm">
          <text:p/>
        </draw:line>
        <draw:line draw:style-name="gr8" draw:text-style-name="P1" draw:layer="layout" svg:x1="7.616cm" svg:y1="1.823cm" svg:x2="7.616cm" svg:y2="2.548cm">
          <text:p/>
        </draw:line>
        <draw:frame draw:style-name="gr2" draw:text-style-name="P1" draw:layer="layout" svg:width="0.304cm" svg:height="0.299cm" svg:x="7.452cm" svg:y="2.616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2" draw:layer="layout" svg:width="1.209cm" svg:height="0.696cm" svg:x="7.452cm" svg:y="2.58cm">
          <draw:text-box>
            <text:p><text:span text:style-name="T1">خارجی</text:span></text:p>
          </draw:text-box>
        </draw:frame>
        <draw:frame draw:style-name="gr10" draw:text-style-name="P1" draw:layer="layout" svg:width="1.343cm" svg:height="0.36cm" svg:x="5.927cm" svg:y="0.278cm">
          <draw:image xlink:href="Pictures/20000001000004600000012DFC5CC37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3T08:35:42</meta:creation-date>
    <meta:editing-duration>PT15M3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3-23T09:01:44</dc:date>
    <dc:creator>kkk </dc:creator>
    <meta:document-statistic meta:object-count="16"/>
    <meta:template xlink:type="simple" xlink:actuate="onRequest" xlink:title="kkkFigures" xlink:href="../../../../.libreoffice/3/user/template/kkkFigures.otg" meta:date="2014-03-23T08:35:40"/>
  </office:meta>
</office:document-meta>
</file>